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20">
            <text:p>Lu-220</text:p>
          </table:table-cell>
          <table:table-cell office:value-type="float" office:value="58.26">
            <text:p>58.26</text:p>
          </table:table-cell>
          <table:table-cell office:value-type="float" office:value="11.99">
            <text:p>11.99</text:p>
          </table:table-cell>
          <table:table-cell office:value-type="float" office:value="9668.6555">
            <text:p>9668.6555</text:p>
          </table:table-cell>
          <table:table-cell office:value-type="float" office:value="111.0">
            <text:p>111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41">
            <text:p>Lu-141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282.1368">
            <text:p>8282.1368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9">
            <text:p>Lu-139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630.7046">
            <text:p>8630.7046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7">
            <text:p>Lu-13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6790.7046">
            <text:p>6790.7046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17">
            <text:p>Lu-21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522.2921">
            <text:p>8522.2921</text:p>
          </table:table-cell>
          <table:table-cell office:value-type="float" office:value="153.0">
            <text:p>153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